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f segoe-ui normal" svg:font-family="wf segoe-ui norm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wf segoe-ui normal" fo:color="#212121" fo:font-size="9.5pt" style:font-size-asian="9.5pt"/>
    </style:style>
    <style:style style:name="T3" style:parent-style-name="DefaultParagraphFont" style:family="text">
      <style:text-properties style:font-name="wf segoe-ui normal" fo:color="#C9211E" fo:font-size="9.5pt" style:font-size-asian="9.5pt"/>
    </style:style>
    <style:style style:name="T4" style:parent-style-name="DefaultParagraphFont" style:family="text">
      <style:text-properties style:font-name="wf segoe-ui normal" fo:color="#212121" fo:font-size="9.5pt" style:font-size-asian="9.5pt"/>
    </style:style>
    <style:style style:name="T5" style:parent-style-name="DefaultParagraphFont" style:family="text">
      <style:text-properties style:font-name="wf segoe-ui normal" fo:color="#C9211E" fo:font-size="9.5pt" style:font-size-asian="9.5pt"/>
    </style:style>
    <style:style style:name="T6" style:parent-style-name="DefaultParagraphFont" style:family="text">
      <style:text-properties style:font-name="wf segoe-ui normal" fo:color="#C9211E" fo:font-size="9.5pt" style:font-size-asian="9.5pt"/>
    </style:style>
    <style:style style:name="T7" style:parent-style-name="DefaultParagraphFont" style:family="text">
      <style:text-properties style:font-name="wf segoe-ui normal" fo:color="#212121" fo:font-size="9.5pt" style:font-size-asian="9.5pt"/>
    </style:style>
    <style:style style:name="T8" style:parent-style-name="DefaultParagraphFont" style:family="text">
      <style:text-properties style:font-name="wf segoe-ui normal" fo:color="#00A933" fo:font-size="9.5pt" style:font-size-asian="9.5pt"/>
    </style:style>
    <style:style style:name="T9" style:parent-style-name="DefaultParagraphFont" style:family="text">
      <style:text-properties style:font-name="wf segoe-ui normal" fo:color="#212121" fo:font-size="9.5pt" style:font-size-asian="9.5pt"/>
    </style:style>
    <style:style style:name="P10" style:parent-style-name="Standard" style:family="paragraph">
      <style:text-properties style:font-name="wf segoe-ui normal" fo:color="#212121" fo:font-size="9.5pt" style:font-size-asian="9.5pt"/>
    </style:style>
    <style:style style:name="P11" style:parent-style-name="Standard" style:family="paragraph">
      <style:text-properties style:font-name="wf segoe-ui normal" fo:color="#FF0000" fo:font-size="9.5pt" style:font-size-asian="9.5pt"/>
    </style:style>
    <style:style style:name="P12" style:parent-style-name="Standard" style:family="paragraph">
      <style:text-properties style:font-name="wf segoe-ui normal" fo:color="#212121" fo:font-size="9.5pt" style:font-size-asian="9.5pt"/>
    </style:style>
    <style:style style:name="P13" style:parent-style-name="Standard" style:family="paragraph">
      <style:text-properties style:font-name="wf segoe-ui normal" fo:color="#212121" fo:font-size="9.5pt" style:font-size-asian="9.5pt"/>
    </style:style>
    <style:style style:name="P14" style:parent-style-name="Standard" style:family="paragraph">
      <style:text-properties style:font-name="wf segoe-ui normal" fo:color="#212121" fo:font-size="9.5pt" style:font-size-asian="9.5pt"/>
    </style:style>
    <style:style style:name="P15" style:parent-style-name="Standard" style:family="paragraph">
      <style:text-properties style:font-name="wf segoe-ui normal" fo:color="#212121" fo:font-size="9.5pt" style:font-size-asian="9.5pt"/>
    </style:style>
    <style:style style:name="P16" style:parent-style-name="Standard" style:family="paragraph">
      <style:text-properties style:font-name="wf segoe-ui normal" fo:color="#212121" fo:font-size="9.5pt" style:font-size-asian="9.5pt"/>
    </style:style>
    <style:style style:name="T17" style:parent-style-name="DefaultParagraphFont" style:family="text">
      <style:text-properties style:font-name="wf segoe-ui normal" fo:color="#212121" fo:font-size="9.5pt" style:font-size-asian="9.5pt"/>
    </style:style>
  </office:automatic-styles>
  <office:body>
    <office:text text:use-soft-page-breaks="true">
      <text:p text:style-name="P1"><text:span text:style-name="T2">CUDA_VISIBLE_DEVICES=0 trAIce img2swc -ip   /mnt/archive/archive/siegegrp/AlVe/MORPHOMICS2.0_MICROGLIA_BRAIN_ATLAS/chunk_images/</text:span><text:span text:style-name="T3">glass_slide</text:span><text:span text:style-name="T4">/</text:span><text:span text:style-name="T5">tif_filename</text:span><text:span text:style-name="T6"><text:s/></text:span><text:span text:style-name="T7">-wss "(128, 128, 16)" -wsb "(128, 128, 16)" -spd<text:s/></text:span><text:span text:style-name="T8">/mnt/archive/archive/siegegrp/AlVe/MORPHOMICS2.0_MICROGLIA_BRAIN_ATLAS/traced_microglia<text:s/></text:span><text:span text:style-name="T9">-mp ./ -spsl ./ -nw 1 -bsp ./</text:span></text:p>
      <text:p text:style-name="P10"/>
      <text:p text:style-name="P11">SET PIXEL SIZE</text:p>
      <text:p text:style-name="P12"/>
      <text:p text:style-name="P13">MAKE COMMAND TO RUN IN FOR LOOP</text:p>
      <text:p text:style-name="P14"/>
      <text:p text:style-name="P15">import os</text:p>
      <text:p text:style-name="P16"/>
      <text:p text:style-name="Standard"><text:span text:style-name="T17">command = f”trAIce -ip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wf segoe-ui normal" svg:font-family="wf segoe-ui norma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iegert</dc:creator>
    <meta:creation-date>2025-01-14T13:48:00Z</meta:creation-date>
    <dc:date>2025-01-25T17:07:00Z</dc:date>
    <meta:template xlink:href="Normal" xlink:type="simple"/>
    <meta:editing-cycles>3</meta:editing-cycles>
    <meta:editing-duration>PT4320S</meta:editing-duration>
    <meta:document-statistic meta:page-count="1" meta:paragraph-count="1" meta:word-count="60" meta:character-count="403" meta:row-count="2" meta:non-whitespace-character-count="344"/>
  </office:meta>
</office:document-meta>
</file>